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ee_20_Form">
      <style:text-properties style:font-name="Helvetica Neue1" style:font-name-asian="ヒラギノ角ゴ Pro W3"/>
    </style:style>
    <style:style style:name="P2" style:family="paragraph" style:parent-style-name="Free_20_Form">
      <style:paragraph-properties fo:line-height="100%"/>
      <style:text-properties style:font-name="Helvetica Neue1" fo:font-size="10pt" style:font-name-asian="ヒラギノ角ゴ Pro W3" style:font-size-asian="10pt"/>
    </style:style>
    <style:style style:name="P3" style:family="paragraph" style:parent-style-name="Free_20_Form">
      <style:paragraph-properties fo:line-height="100%"/>
      <style:text-properties style:font-name="Helvetica Neue1" fo:font-size="10pt" fo:font-weight="bold" style:font-name-asian="ヒラギノ角ゴ Pro W3" style:font-size-asian="10pt" style:font-weight-asian="bold"/>
    </style:style>
    <style:style style:name="P4" style:family="paragraph" style:parent-style-name="Free_20_Form">
      <style:text-properties fo:language="zxx" fo:country="none"/>
    </style:style>
    <style:style style:name="P5" style:family="paragraph" style:parent-style-name="Contents_20_2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8" style:family="paragraph" style:parent-style-name="List" style:list-style-name="L1"/>
    <style:style style:name="P9" style:family="paragraph" style:parent-style-name="List" style:list-style-name="L2"/>
    <style:style style:name="P10" style:family="paragraph" style:parent-style-name="Heading_20_1" style:master-page-name="Standard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eading 1</text:h>
      <text:p text:style-name="Body">Body Text</text:p>
      <text:h text:style-name="Heading_20_2" text:outline-level="2">Heading 2</text:h>
      <text:list xml:id="list1006247512" text:style-name="L1">
        <text:list-item>
          <text:p text:style-name="P8">Bullet</text:p>
        </text:list-item>
        <text:list-item>
          <text:p text:style-name="P8">List</text:p>
        </text:list-item>
      </text:list>
      <text:list xml:id="list1069902146" text:style-name="L2">
        <text:list-item>
          <text:p text:style-name="P9">Numbered</text:p>
        </text:list-item>
        <text:list-item>
          <text:p text:style-name="P9">List</text:p>
        </text:list-item>
      </text:list>
      <text:p text:style-name="Body">Body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padding="0.101cm" fo:border-left="none" fo:border-right="none" fo:border-top="none" fo:border-bottom="0.035cm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6cm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shadow="none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1cm" fo:margin-left="0cm" fo:margin-right="0cm" fo:margin-top="0.921cm" style:dynamic-spacing="true"/>
      </style:footer-style>
    </style:page-layout>
    <style:page-layout style:name="Mpm2" style:page-usage="right">
      <style:page-layout-properties fo:page-width="21.59cm" fo:page-height="27.94cm" style:num-format="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7.9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1</text:page-number> of <text:page-count>1</text:page-count></text:p>
      </style:footer>
      <style:footer-left>
        <text:p text:style-name="Header_20__26__20_Footer">Page <text:page-number text:select-page="current">1</text:page-number> of <text:page-count>1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5:28:18</dc:date>
    <dc:creator>Steffen Norgren</dc:creator>
    <meta:generator>OpenOffice.org/3.1$Unix OpenOffice.org_project/310m11$Build-9399</meta:generator>
    <meta:editing-duration>PT01H10M33S</meta:editing-duration>
    <meta:editing-cycles>47</meta:editing-cycles>
    <meta:printed-by>Steffen Norgren</meta:printed-by>
    <meta:print-date>2009-05-22T14:37:44</meta:print-date>
    <meta:document-statistic meta:table-count="0" meta:image-count="0" meta:object-count="0" meta:page-count="1" meta:paragraph-count="10" meta:word-count="24" meta:character-count="86"/>
  </office:meta>
</office:document-meta>
</file>